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251" officeooo:paragraph-rsid="00021251"/>
    </style:style>
    <style:style style:name="P2" style:family="paragraph" style:parent-style-name="Standard">
      <style:text-properties officeooo:rsid="00021251" officeooo:paragraph-rsid="0003ee37"/>
    </style:style>
    <style:style style:name="P3" style:family="paragraph" style:parent-style-name="Standard">
      <style:text-properties officeooo:rsid="00021251" officeooo:paragraph-rsid="00057405"/>
    </style:style>
    <style:style style:name="P4" style:family="paragraph" style:parent-style-name="Standard">
      <style:text-properties officeooo:rsid="00021251" officeooo:paragraph-rsid="0005db2d"/>
    </style:style>
    <style:style style:name="P5" style:family="paragraph" style:parent-style-name="Standard">
      <style:text-properties officeooo:rsid="00021251" officeooo:paragraph-rsid="00063e00"/>
    </style:style>
    <style:style style:name="P6" style:family="paragraph" style:parent-style-name="Standard">
      <style:text-properties officeooo:rsid="00063e00" officeooo:paragraph-rsid="00063e00"/>
    </style:style>
    <style:style style:name="P7" style:family="paragraph" style:parent-style-name="Standard">
      <style:text-properties officeooo:rsid="00063e00" officeooo:paragraph-rsid="00072378"/>
    </style:style>
    <style:style style:name="P8" style:family="paragraph" style:parent-style-name="Standard">
      <style:text-properties officeooo:rsid="00063e00" officeooo:paragraph-rsid="0008d3be"/>
    </style:style>
    <style:style style:name="P9" style:family="paragraph" style:parent-style-name="Standard">
      <style:text-properties officeooo:rsid="00063e00" officeooo:paragraph-rsid="0009374b"/>
    </style:style>
    <style:style style:name="P10" style:family="paragraph" style:parent-style-name="Standard">
      <style:paragraph-properties fo:text-align="start" style:justify-single-word="false"/>
      <style:text-properties officeooo:rsid="00063e00" officeooo:paragraph-rsid="00063e00"/>
    </style:style>
    <style:style style:name="P11" style:family="paragraph" style:parent-style-name="Standard">
      <style:paragraph-properties fo:text-align="start" style:justify-single-word="false"/>
      <style:text-properties officeooo:rsid="00063e00" officeooo:paragraph-rsid="0009374b"/>
    </style:style>
    <style:style style:name="P12" style:family="paragraph" style:parent-style-name="Standard">
      <style:text-properties officeooo:rsid="00063e00" officeooo:paragraph-rsid="000a54da"/>
    </style:style>
    <style:style style:name="P13" style:family="paragraph" style:parent-style-name="Standard">
      <style:text-properties officeooo:rsid="00063e00" officeooo:paragraph-rsid="000ba745"/>
    </style:style>
    <style:style style:name="P14" style:family="paragraph" style:parent-style-name="Standard">
      <style:text-properties officeooo:rsid="00063e00" officeooo:paragraph-rsid="000c9a19"/>
    </style:style>
    <style:style style:name="P15" style:family="paragraph" style:parent-style-name="Standard">
      <style:text-properties officeooo:rsid="00063e00" officeooo:paragraph-rsid="000d5a45"/>
    </style:style>
    <style:style style:name="P16" style:family="paragraph" style:parent-style-name="Standard">
      <style:text-properties officeooo:rsid="00063e00" officeooo:paragraph-rsid="00063e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ee37" style:font-style-asian="italic" style:font-style-complex="italic"/>
    </style:style>
    <style:style style:name="T3" style:family="text">
      <style:text-properties fo:font-style="italic" officeooo:rsid="00057405" style:font-style-asian="italic" style:font-style-complex="italic"/>
    </style:style>
    <style:style style:name="T4" style:family="text">
      <style:text-properties fo:font-style="italic" officeooo:rsid="0005db2d" style:font-style-asian="italic" style:font-style-complex="italic"/>
    </style:style>
    <style:style style:name="T5" style:family="text">
      <style:text-properties fo:font-style="italic" officeooo:rsid="00063e00" style:font-style-asian="italic" style:font-style-complex="italic"/>
    </style:style>
    <style:style style:name="T6" style:family="text">
      <style:text-properties fo:font-style="italic" officeooo:rsid="00072378" style:font-style-asian="italic" style:font-style-complex="italic"/>
    </style:style>
    <style:style style:name="T7" style:family="text">
      <style:text-properties fo:font-style="italic" officeooo:rsid="0008d3be" style:font-style-asian="italic" style:font-style-complex="italic"/>
    </style:style>
    <style:style style:name="T8" style:family="text">
      <style:text-properties fo:font-style="italic" officeooo:rsid="0009374b" style:font-style-asian="italic" style:font-style-complex="italic"/>
    </style:style>
    <style:style style:name="T9" style:family="text">
      <style:text-properties fo:font-style="italic" officeooo:rsid="000a54da" style:font-style-asian="italic" style:font-style-complex="italic"/>
    </style:style>
    <style:style style:name="T10" style:family="text">
      <style:text-properties fo:font-style="italic" officeooo:rsid="000ba745" style:font-style-asian="italic" style:font-style-complex="italic"/>
    </style:style>
    <style:style style:name="T11" style:family="text">
      <style:text-properties fo:font-style="italic" officeooo:rsid="000c9a19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3ee37" style:font-style-asian="normal" style:font-style-complex="normal"/>
    </style:style>
    <style:style style:name="T14" style:family="text">
      <style:text-properties fo:font-style="normal" officeooo:rsid="00057405" style:font-style-asian="normal" style:font-style-complex="normal"/>
    </style:style>
    <style:style style:name="T15" style:family="text">
      <style:text-properties fo:font-style="normal" officeooo:rsid="0005db2d" style:font-style-asian="normal" style:font-style-complex="normal"/>
    </style:style>
    <style:style style:name="T16" style:family="text">
      <style:text-properties fo:font-style="normal" officeooo:rsid="00072378" style:font-style-asian="normal" style:font-style-complex="normal"/>
    </style:style>
    <style:style style:name="T17" style:family="text">
      <style:text-properties fo:font-style="normal" officeooo:rsid="0008d3be" style:font-style-asian="normal" style:font-style-complex="normal"/>
    </style:style>
    <style:style style:name="T18" style:family="text">
      <style:text-properties fo:font-style="normal" officeooo:rsid="000c9a19" style:font-style-asian="normal" style:font-style-complex="normal"/>
    </style:style>
    <style:style style:name="T19" style:family="text">
      <style:text-properties officeooo:rsid="0003ee37"/>
    </style:style>
    <style:style style:name="T20" style:family="text">
      <style:text-properties officeooo:rsid="00057405"/>
    </style:style>
    <style:style style:name="T21" style:family="text">
      <style:text-properties officeooo:rsid="0005db2d"/>
    </style:style>
    <style:style style:name="T22" style:family="text">
      <style:text-properties officeooo:rsid="00063e00"/>
    </style:style>
    <style:style style:name="T23" style:family="text">
      <style:text-properties officeooo:rsid="00072378"/>
    </style:style>
    <style:style style:name="T24" style:family="text">
      <style:text-properties officeooo:rsid="0008d3be"/>
    </style:style>
    <style:style style:name="T25" style:family="text">
      <style:text-properties officeooo:rsid="0009374b"/>
    </style:style>
    <style:style style:name="T26" style:family="text">
      <style:text-properties officeooo:rsid="000a54da"/>
    </style:style>
    <style:style style:name="T27" style:family="text">
      <style:text-properties officeooo:rsid="000ba745"/>
    </style:style>
    <style:style style:name="T28" style:family="text">
      <style:text-properties officeooo:rsid="000c9a19"/>
    </style:style>
    <style:style style:name="T29" style:family="text">
      <style:text-properties officeooo:rsid="000d5a45"/>
    </style:style>
    <style:style style:name="T30" style:family="text">
      <style:text-properties fo:language="es" fo:country="AR"/>
    </style:style>
    <style:style style:name="T31" style:family="text">
      <style:text-properties fo:language="es" fo:country="AR" officeooo:rsid="000d5a45"/>
    </style:style>
    <style:style style:name="T32" style:family="text">
      <style:text-properties fo:language="es" fo:country="AR" fo:font-style="italic" officeooo:rsid="000d5a45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OTIONS</text:p>
      <text:p text:style-name="P1"/>
      <text:p text:style-name="P1">Potion of Healing (<text:span text:style-name="T1">white</text:span><text:span text:style-name="T12">): Restores 25% of maximum endurance</text:span></text:p>
      <text:p text:style-name="P1">Greater Potion of Healing (<text:span text:style-name="T1">white</text:span><text:span text:style-name="T12">): Restores 40% of maximum endurance</text:span></text:p>
      <text:p text:style-name="P1"><text:span text:style-name="T12">Elixir of Healing (</text:span><text:span text:style-name="T1">white</text:span><text:span text:style-name="T12">): Permanently grants 15% healing received (Maximum 3 Elixirs)</text:span></text:p>
      <text:p text:style-name="P1"/>
      <text:p text:style-name="P1">Potion of Fire Resistance (<text:span text:style-name="T1">red</text:span><text:span text:style-name="T12">)</text:span>: Grants 50% fire resistance until end of combat</text:p>
      <text:p text:style-name="P1">Greater Potion of Fire Resistance (<text:span text:style-name="T1">red</text:span><text:span text:style-name="T12">)</text:span>: Grants fire immunity until end of combat</text:p>
      <text:p text:style-name="P1">Elixir of Fire Resistance (<text:span text:style-name="T1">red</text:span><text:span text:style-name="T12">)</text:span>: Permanently grants 20% fire resistance (Maximum 3 Elixirs)</text:p>
      <text:p text:style-name="P1"/>
      <text:p text:style-name="P1">Potion of <text:span text:style-name="T19">Cold</text:span> Resistance (<text:span text:style-name="T2">blue</text:span><text:span text:style-name="T12">)</text:span>: Grants 50% <text:span text:style-name="T19">cold</text:span> resistance until end of combat</text:p>
      <text:p text:style-name="P1">Greater Potion of <text:span text:style-name="T19">Cold</text:span> Resistance (<text:span text:style-name="T2">blue</text:span><text:span text:style-name="T12">)</text:span>: Grants <text:span text:style-name="T19">cold</text:span> immunity until end of combat</text:p>
      <text:p text:style-name="P1">Elixir of <text:span text:style-name="T19">Cold</text:span> Resistance (<text:span text:style-name="T2">blue</text:span><text:span text:style-name="T12">)</text:span>: Permanently grants 20% <text:span text:style-name="T19">cold</text:span> resistance (Maximum 3 Elixirs)</text:p>
      <text:p text:style-name="P1"/>
      <text:p text:style-name="P2">Potion of <text:span text:style-name="T19">Lightning</text:span> Resistance (<text:span text:style-name="T2">green</text:span><text:span text:style-name="T12">)</text:span>: Grants 50% <text:span text:style-name="T19">lightning</text:span> resistance until end of combat</text:p>
      <text:p text:style-name="P2">Greater Potion of <text:span text:style-name="T19">Lightning</text:span> Resistance (<text:span text:style-name="T2">green</text:span><text:span text:style-name="T12">)</text:span>: Grants <text:span text:style-name="T19">lightning</text:span> immunity until end of combat</text:p>
      <text:p text:style-name="P2">Elixir of <text:span text:style-name="T19">Lightning</text:span> Resistance (<text:span text:style-name="T2">green</text:span><text:span text:style-name="T12">)</text:span>: Permanently grants 20% <text:span text:style-name="T19">lightning</text:span> resistance (Maximum 3 Elixirs)</text:p>
      <text:p text:style-name="P2"/>
      <text:p text:style-name="P1"><text:span text:style-name="T19">Potion of Regeneration</text:span> <text:span text:style-name="T19">(</text:span><text:span text:style-name="T2">white/red</text:span><text:span text:style-name="T13">): Restores 7% of maximum endurance per turn for 5 turns</text:span></text:p>
      <text:p text:style-name="P2"><text:span text:style-name="T19">Greater Potion of Regeneration</text:span> <text:span text:style-name="T19">(</text:span><text:span text:style-name="T2">white/red</text:span><text:span text:style-name="T13">): Restores 10% of maximum endurance per turn for 5 turns</text:span></text:p>
      <text:p text:style-name="P2"><text:span text:style-name="T13">Elixir of Endurance (</text:span><text:span text:style-name="T2">white/red</text:span><text:span text:style-name="T13">): Permanently grants 10 endurance (Maximum 3 Elixirs)</text:span></text:p>
      <text:p text:style-name="P1"/>
      <text:p text:style-name="P1"><text:span text:style-name="T19">Potion of </text:span><text:s/><text:span text:style-name="T20">Warding</text:span><text:span text:style-name="T19"> (</text:span><text:span text:style-name="T2">white/blue</text:span><text:span text:style-name="T13">): Grants 33% affliction avoidance until end of combat</text:span></text:p>
      <text:p text:style-name="P2"><text:span text:style-name="T19">Greater Potion of </text:span><text:s/><text:span text:style-name="T20">Warding</text:span><text:span text:style-name="T19"> (</text:span><text:span text:style-name="T2">white/blue</text:span><text:span text:style-name="T13">): Grants 66% affliction avoidance until end of combat</text:span></text:p>
      <text:p text:style-name="P3"><text:span text:style-name="T14">Elixir of</text:span><text:span text:style-name="T13"> <text:s/></text:span><text:span text:style-name="T14">Warding</text:span><text:span text:style-name="T13"> (</text:span><text:span text:style-name="T2">white/blue</text:span><text:span text:style-name="T13">): Grants </text:span><text:span text:style-name="T14">10</text:span><text:span text:style-name="T13">% affliction avoidance </text:span><text:span text:style-name="T14">permanently (Maximum 3 Elixirs)</text:span></text:p>
      <text:p text:style-name="P3"><text:span text:style-name="T14"/></text:p>
      <text:p text:style-name="P1"><text:span text:style-name="T20">Potion of </text:span><text:s/><text:span text:style-name="T20">Safeguard (</text:span><text:span text:style-name="T3">white/green</text:span><text:span text:style-name="T14">): Grants 33% crit avoidance until end of combat</text:span></text:p>
      <text:p text:style-name="P3"><text:span text:style-name="T20">Greater Potion of </text:span><text:s/><text:span text:style-name="T20">Safeguard (</text:span><text:span text:style-name="T3">white/green</text:span><text:span text:style-name="T14">): Grants 66% crit avoidance until end of combat</text:span></text:p>
      <text:p text:style-name="P3"><text:span text:style-name="T14">Elixir of <text:s/>Safeguard (</text:span><text:span text:style-name="T3">white/green</text:span><text:span text:style-name="T14">): Grants 10% crit avoidance permanently (Maximum 3 Elixirs)</text:span></text:p>
      <text:p text:style-name="P3"><text:span text:style-name="T14"/></text:p>
      <text:p text:style-name="P1"><text:span text:style-name="T20">Potion of Ironskin</text:span> <text:span text:style-name="T20">(</text:span><text:span text:style-name="T3">red/white</text:span><text:span text:style-name="T14">): Grants 5 armor until end of combat</text:span></text:p>
      <text:p text:style-name="P3"><text:span text:style-name="T20">Greater Potion of Ironskin</text:span> <text:span text:style-name="T20">(</text:span><text:span text:style-name="T3">red/white</text:span><text:span text:style-name="T14">): Grants 8 armor until end of combat</text:span></text:p>
      <text:p text:style-name="P3"><text:span text:style-name="T14">Elixir of Ironskin (</text:span><text:span text:style-name="T3">red/white</text:span><text:span text:style-name="T14">): Grants 1 armor permanently (Maximum 3 Elixirs)</text:span></text:p>
      <text:p text:style-name="P3"><text:span text:style-name="T14"/></text:p>
      <text:p text:style-name="P1"><text:span text:style-name="T20">Potion of Safety</text:span> <text:span text:style-name="T20">(</text:span><text:span text:style-name="T3">blue/white</text:span><text:span text:style-name="T14">): Grants 33% chance to block and parry until end of combat</text:span></text:p>
      <text:p text:style-name="P3"><text:span text:style-name="T20">Greater Potion of Safety</text:span> <text:span text:style-name="T20">(</text:span><text:span text:style-name="T3">blue/white</text:span><text:span text:style-name="T14">): Grants 66% chance to block and parry until end of combat</text:span></text:p>
      <text:p text:style-name="P3"><text:span text:style-name="T14">Elixir of Safety (</text:span><text:span text:style-name="T3">blue/white</text:span><text:span text:style-name="T14">): Grants 10% chance to block and parry permanently (Maximum 3 Elixirs)</text:span></text:p>
      <text:p text:style-name="P3"><text:span text:style-name="T14"/></text:p>
      <text:p text:style-name="P1"><text:span text:style-name="T21">Potion of Evasion</text:span> <text:span text:style-name="T21">(</text:span><text:span text:style-name="T4">green/white</text:span><text:span text:style-name="T15">): Grants 15% chance to dodge until end of combat</text:span></text:p>
      <text:p text:style-name="P4"><text:span text:style-name="T21">Greater Potion of Evasion</text:span> <text:span text:style-name="T21">(</text:span><text:span text:style-name="T4">green/white</text:span><text:span text:style-name="T15">): Grants 25% chance to dodge until end of combat</text:span></text:p>
      <text:p text:style-name="P4"><text:span text:style-name="T15">Elixir of Evasion (</text:span><text:span text:style-name="T4">green/white</text:span><text:span text:style-name="T15">): Grants 3% chance to dodge permanently (Maximum 3 Elixirs)</text:span></text:p>
      <text:p text:style-name="P4"><text:span text:style-name="T15"/></text:p>
      <text:p text:style-name="P1"><text:span text:style-name="T21">Potion of Bitterness</text:span> <text:span text:style-name="T21">(</text:span><text:span text:style-name="T4">blue/white): </text:span><text:span text:style-name="T15">Grants 10% of damage as cold to spells until end of combat</text:span></text:p>
      <text:p text:style-name="P4"><text:span text:style-name="T21">Greater Potion of Bitterness</text:span> <text:span text:style-name="T21">(</text:span><text:span text:style-name="T4">blue/white): </text:span><text:span text:style-name="T15">Grants 25% of damage as cold to spells until end of combat</text:span></text:p>
      <text:p text:style-name="P4"><text:span text:style-name="T15">Elixir of Bitterness (</text:span><text:span text:style-name="T4">blue/white): </text:span><text:span text:style-name="T15">Grants 5% of damage as cold to spells permanently (Maximum 3 Elixirs)</text:span></text:p>
      <text:p text:style-name="P4"><text:span text:style-name="T15"/></text:p>
      <text:p text:style-name="P1"/>
      <text:p text:style-name="P4"><text:soft-page-break/><text:span text:style-name="T21">Potion of Wrath</text:span> <text:span text:style-name="T21">(</text:span><text:span text:style-name="T4">blue/red): </text:span><text:span text:style-name="T15">Grants 10% of damage as fire to spells until end of combat</text:span></text:p>
      <text:p text:style-name="P4"><text:span text:style-name="T21">Greater Potion of Wrath</text:span> <text:span text:style-name="T21">(</text:span><text:span text:style-name="T4">blue/red): </text:span><text:span text:style-name="T15">Grants 25% of damage as fire to spells until end of combat</text:span></text:p>
      <text:p text:style-name="P4"><text:span text:style-name="T15">Elixir of Wrath (</text:span><text:span text:style-name="T4">blue/red): </text:span><text:span text:style-name="T15">Grants 5% of damage as fire to spells permanently (Maximum 3 Elixirs)</text:span></text:p>
      <text:p text:style-name="P4"><text:span text:style-name="T15"/></text:p>
      <text:p text:style-name="P4"><text:span text:style-name="T21">Potion of Hatred</text:span> <text:span text:style-name="T21">(</text:span><text:span text:style-name="T4">blue/white): </text:span><text:span text:style-name="T15">Grants 10% of damage as lightning to spells until end of combat</text:span></text:p>
      <text:p text:style-name="P4"><text:span text:style-name="T21">Greater Potion of Hatred</text:span> <text:span text:style-name="T21">(</text:span><text:span text:style-name="T4">blue/white): </text:span><text:span text:style-name="T15">Grants 25% of damage as lightning to spells until end of combat</text:span></text:p>
      <text:p text:style-name="P4"><text:span text:style-name="T15">Elixir of Hatred (</text:span><text:span text:style-name="T4">blue/white): </text:span><text:span text:style-name="T15">Grants 5% of damage as lightning to spells permanently (Maximum 3 Elixirs)</text:span></text:p>
      <text:p text:style-name="P1"/>
      <text:p text:style-name="P1"><text:span text:style-name="T21">Potion of Precision</text:span> <text:span text:style-name="T21">(</text:span><text:span text:style-name="T4">green/white</text:span><text:span text:style-name="T21">): Grants </text:span><text:span text:style-name="T29">10</text:span><text:span text:style-name="T21">% accuracy until end of combat</text:span></text:p>
      <text:p text:style-name="P4"><text:span text:style-name="T21">Greater Potion of Precision</text:span> <text:span text:style-name="T21">(</text:span><text:span text:style-name="T4">green/white</text:span><text:span text:style-name="T21">): Grants </text:span><text:span text:style-name="T29">25</text:span><text:span text:style-name="T21">% accuracy until end of combat</text:span></text:p>
      <text:p text:style-name="P4"><text:span text:style-name="T21">Elixir of Precision</text:span> <text:span text:style-name="T21">(</text:span><text:span text:style-name="T4">green/white</text:span><text:span text:style-name="T21">): Grants 5% accuracy permanently (Maximum 3 Elixirs)</text:span></text:p>
      <text:p text:style-name="P1"/>
      <text:p text:style-name="P1"><text:span text:style-name="T21">Potion of Savagery</text:span> <text:span text:style-name="T21">(</text:span><text:span text:style-name="T4">green/red</text:span><text:span text:style-name="T21">): Grants 3 maximum damage to attacks until end of combat</text:span></text:p>
      <text:p text:style-name="P4"><text:span text:style-name="T21">Greater Potion of Savagery</text:span> <text:span text:style-name="T21">(</text:span><text:span text:style-name="T4">green/red</text:span><text:span text:style-name="T21">): Grants 5 maximum damage to attacks until end of combat</text:span></text:p>
      <text:p text:style-name="P4"><text:span text:style-name="T21">Elixir of Savagery</text:span> <text:span text:style-name="T21">(</text:span><text:span text:style-name="T4">green/red</text:span><text:span text:style-name="T21">): Grants 1 maximum damage to attacks permanently (Maximum 3 Elixirs)</text:span></text:p>
      <text:p text:style-name="P4"/>
      <text:p text:style-name="P5"><text:span text:style-name="T21">Potion of </text:span><text:span text:style-name="T22">Assassination</text:span> <text:span text:style-name="T22">(</text:span><text:span text:style-name="T5">green/blue</text:span><text:span text:style-name="T22">): Grants 25% crit damage until end of combat</text:span></text:p>
      <text:p text:style-name="P5"><text:span text:style-name="T22">Greater </text:span><text:span text:style-name="T21">Potion of </text:span><text:span text:style-name="T22">Assassination</text:span> <text:span text:style-name="T22">(</text:span><text:span text:style-name="T5">green/blue</text:span><text:span text:style-name="T22">): Grants 40% crit damage until end of combat</text:span></text:p>
      <text:p text:style-name="P5"><text:span text:style-name="T22">Elixir</text:span><text:span text:style-name="T21"> of </text:span><text:span text:style-name="T22">Assassination</text:span> <text:span text:style-name="T22">(</text:span><text:span text:style-name="T5">green/blue</text:span><text:span text:style-name="T22">): Grants 7% crit damage permanently (Maximum 3 Elixirs)</text:span></text:p>
      <text:p text:style-name="P5"/>
      <text:p text:style-name="P5"/>
      <text:p text:style-name="P5"/>
      <text:p text:style-name="P6">BOMBS</text:p>
      <text:p text:style-name="P6"/>
      <text:p text:style-name="P6"><text:span text:style-name="T23">Smoke Bomb (</text:span><text:span text:style-name="T6">white</text:span><text:span text:style-name="T16">):</text:span> <text:span text:style-name="T23">50% chance to escape from combat</text:span></text:p>
      <text:p text:style-name="P7"><text:span text:style-name="T23">Improved Smoke Bomb (</text:span><text:span text:style-name="T6">white</text:span><text:span text:style-name="T16">):</text:span> <text:span text:style-name="T23">75% chance to escape from combat</text:span></text:p>
      <text:p text:style-name="P7"><text:span text:style-name="T23">Flawless Smoke Bomb (</text:span><text:span text:style-name="T6">white</text:span><text:span text:style-name="T16">):</text:span> <text:span text:style-name="T23">100% chance to escape from combat</text:span></text:p>
      <text:p text:style-name="P6"/>
      <text:p text:style-name="P6"><text:span text:style-name="T23">Explosive Bomb (</text:span><text:span text:style-name="T6">red</text:span><text:span text:style-name="T16">):</text:span> <text:span text:style-name="T23">Deals X (Lvl</text:span><text:span text:style-name="T27">2</text:span><text:span text:style-name="T23"> spell) fire damage</text:span></text:p>
      <text:p text:style-name="P7"><text:span text:style-name="T23">Improved Explosive Bomb (</text:span><text:span text:style-name="T6">red</text:span><text:span text:style-name="T16">):</text:span> <text:span text:style-name="T23">Deals X (Lvl</text:span><text:span text:style-name="T27">3</text:span><text:span text:style-name="T23"> spell) fire damage</text:span></text:p>
      <text:p text:style-name="P7"><text:span text:style-name="T23">Flawless Explosive Bomb (</text:span><text:span text:style-name="T6">red</text:span><text:span text:style-name="T16">):</text:span> <text:span text:style-name="T23">Deals X (Lvl</text:span><text:span text:style-name="T27">4</text:span><text:span text:style-name="T23"> spell) fire damage</text:span></text:p>
      <text:p text:style-name="P6"/>
      <text:p text:style-name="P7"><text:span text:style-name="T23">Frost Bomb (</text:span><text:span text:style-name="T6">blue</text:span><text:span text:style-name="T16">):</text:span> <text:span text:style-name="T23">Deals X (Lvl</text:span><text:span text:style-name="T27">2</text:span><text:span text:style-name="T23"> spell) cold damage</text:span></text:p>
      <text:p text:style-name="P7"><text:span text:style-name="T23">Improved Frost Bomb (</text:span><text:span text:style-name="T6">blue</text:span><text:span text:style-name="T16">):</text:span> <text:span text:style-name="T23">Deals X (Lvl</text:span><text:span text:style-name="T27">3</text:span><text:span text:style-name="T23"> spell) cold damage</text:span></text:p>
      <text:p text:style-name="P7"><text:span text:style-name="T23">Flawless Frost Bomb (</text:span><text:span text:style-name="T6">blue</text:span><text:span text:style-name="T16">):</text:span> <text:span text:style-name="T23">Deals X (Lvl</text:span><text:span text:style-name="T27">4</text:span><text:span text:style-name="T23"> spell) cold damage</text:span></text:p>
      <text:p text:style-name="P7"/>
      <text:p text:style-name="P7"><text:span text:style-name="T23">Storm Bomb (</text:span><text:span text:style-name="T6">green</text:span><text:span text:style-name="T16">):</text:span> <text:span text:style-name="T23">Deals X (Lvl</text:span><text:span text:style-name="T27">2</text:span><text:span text:style-name="T23"> spell) lightning damage</text:span></text:p>
      <text:p text:style-name="P7"><text:span text:style-name="T23">Improved Storm Bomb (</text:span><text:span text:style-name="T6">green</text:span><text:span text:style-name="T16">):</text:span> <text:span text:style-name="T23">Deals X (Lvl</text:span><text:span text:style-name="T27">3</text:span><text:span text:style-name="T23"> spell) lightning damage</text:span></text:p>
      <text:p text:style-name="P7"><text:span text:style-name="T23">Flawless Storm Bomb (</text:span><text:span text:style-name="T6">green</text:span><text:span text:style-name="T16">):</text:span> <text:span text:style-name="T23">Deals X (Lvl</text:span><text:span text:style-name="T27">4</text:span><text:span text:style-name="T23"> spell) lightning damage</text:span></text:p>
      <text:p text:style-name="P7"/>
      <text:p text:style-name="P6"><text:span text:style-name="T24">Flash Bomb (</text:span><text:span text:style-name="T7">white/red</text:span><text:span text:style-name="T17">)</text:span> <text:span text:style-name="T24">Deals X (Lvl1 spell) fire damage and has a 50% chance to blind</text:span></text:p>
      <text:p text:style-name="P8"><text:span text:style-name="T24">Improved Flash Bomb (</text:span><text:span text:style-name="T7">white/red</text:span><text:span text:style-name="T17">)</text:span> <text:span text:style-name="T24">Deals X (Lvl1 spell) fire damage and has a 75% chance to blind<text:tab/></text:span></text:p>
      <text:p text:style-name="P8"><text:span text:style-name="T24">Flawless Flash Bomb (</text:span><text:span text:style-name="T7">white/red</text:span><text:span text:style-name="T17">)</text:span> <text:span text:style-name="T24">Deals X (Lvl1 spell) fire damage and blinds<text:tab/></text:span></text:p>
      <text:p text:style-name="P6"/>
      <text:p text:style-name="P6"><text:span text:style-name="T24">S</text:span>tun <text:span text:style-name="T24">Bomb</text:span> <text:span text:style-name="T24">(</text:span><text:span text:style-name="T7">white/blue</text:span><text:span text:style-name="T24">)</text:span><text:span text:style-name="T17"> Deals X (Lvl1 spell) lightning damage and has a 25% chance to stun</text:span></text:p>
      <text:p text:style-name="P8"><text:span text:style-name="T24">Improved S</text:span>tun <text:span text:style-name="T24">Bomb</text:span> <text:span text:style-name="T24">(</text:span><text:span text:style-name="T7">white/blue</text:span><text:span text:style-name="T24">)</text:span><text:span text:style-name="T17"> Deals X (Lvl1 spell) lightning damage and has a 40% chance to stun</text:span></text:p>
      <text:p text:style-name="P8"><text:span text:style-name="T17">Flawless Stun Bomb (</text:span><text:span text:style-name="T7">white/blue</text:span><text:span text:style-name="T17">) Deals X (Lvl1 spell) lightning damage and has a 66% chance to stun</text:span></text:p>
      <text:p text:style-name="P6"><text:soft-page-break/><text:span text:style-name="T24">En</text:span>tangl<text:span text:style-name="T24">ing Bomb</text:span> <text:span text:style-name="T24">(</text:span><text:span text:style-name="T7">white/green</text:span><text:span text:style-name="T24">) </text:span><text:span text:style-name="T17">Restrains enemy and deals X (Lvl1 spell) physical damage over the duration</text:span></text:p>
      <text:p text:style-name="P8"><text:span text:style-name="T24">Improved En</text:span>tangl<text:span text:style-name="T24">ing Bomb</text:span> <text:span text:style-name="T24">(</text:span><text:span text:style-name="T7">white/green</text:span><text:span text:style-name="T24">) </text:span><text:span text:style-name="T17">Restrains enemy and deals X (Lvl2 spell) physical damage over the duration</text:span></text:p>
      <text:p text:style-name="P8"><text:span text:style-name="T17">Flawless Entangling Bomb (</text:span><text:span text:style-name="T7">white/green</text:span><text:span text:style-name="T17">) Restrains enemy and deals X (Lvl3 spell) physical damage over the duration</text:span></text:p>
      <text:p text:style-name="P8"><text:span text:style-name="T17"/></text:p>
      <text:p text:style-name="P6"><text:span text:style-name="T25">Incineration Bomb</text:span> <text:span text:style-name="T25">(</text:span><text:span text:style-name="T8">red/white</text:span><text:span text:style-name="T25">) Deals X (Lvl1 spell) fire damage and inflicts burning</text:span></text:p>
      <text:p text:style-name="P9"><text:span text:style-name="T25">Improved Incineration Bomb</text:span> <text:span text:style-name="T25">(</text:span><text:span text:style-name="T8">red/white</text:span><text:span text:style-name="T25">) Deals X (Lvl2 spell) fire damage and inflicts burning</text:span></text:p>
      <text:p text:style-name="P9"><text:span text:style-name="T25">Flawless Incineration Bomb</text:span> <text:span text:style-name="T25">(</text:span><text:span text:style-name="T8">red/white</text:span><text:span text:style-name="T25">) Deals X (Lvl3 spell) fire damage and inflicts burning</text:span></text:p>
      <text:p text:style-name="P6"/>
      <text:p text:style-name="P9"><text:span text:style-name="T25">Numbing Bomb</text:span> <text:span text:style-name="T25">(</text:span><text:span text:style-name="T8">red/blue</text:span><text:span text:style-name="T25">) Deals X (Lvl1 spell) cold damage and inflicts chill</text:span></text:p>
      <text:p text:style-name="P9"><text:span text:style-name="T25">Improved Numbing Bomb</text:span> <text:span text:style-name="T25">(</text:span><text:span text:style-name="T8">red/blue</text:span><text:span text:style-name="T25">) Deals X (Lvl2 spell) cold damage and inflicts chill</text:span></text:p>
      <text:p text:style-name="P9"><text:span text:style-name="T25">Flawless Numbing Bomb</text:span> <text:span text:style-name="T25">(</text:span><text:span text:style-name="T8">red/blue</text:span><text:span text:style-name="T25">) Deals X (Lvl3 spell) cold damage and inflicts chill</text:span></text:p>
      <text:p text:style-name="P9"/>
      <text:p text:style-name="P9"><text:span text:style-name="T25">Shocking Bomb</text:span> <text:span text:style-name="T25">(</text:span><text:span text:style-name="T8">red/green</text:span><text:span text:style-name="T25">) Deals X (Lvl1 spell) lightning damage and inflicts overcharge</text:span></text:p>
      <text:p text:style-name="P9"><text:span text:style-name="T25">Improved Shocking Bomb</text:span> <text:span text:style-name="T25">(</text:span><text:span text:style-name="T8">red/white</text:span><text:span text:style-name="T25">) Deals X (Lvl2 spell) lightning damage and inflicts overcharge</text:span></text:p>
      <text:p text:style-name="P9"><text:span text:style-name="T25">Flawless Shocking Bomb</text:span> <text:span text:style-name="T25">(</text:span><text:span text:style-name="T8">red/white</text:span><text:span text:style-name="T25">) Deals X (Lvl3 spell) lightning damage and inflicts overcharge</text:span></text:p>
      <text:p text:style-name="P9"/>
      <text:p text:style-name="P10"><text:span text:style-name="T25">H</text:span>oly <text:span text:style-name="T25">B</text:span>omb <text:span text:style-name="T25">(</text:span><text:span text:style-name="T8">blue/white</text:span><text:span text:style-name="T25">)</text:span> <text:span text:style-name="T25">Deals X (Lvl2 spell) magic damage. Deals double damage to undead and demons</text:span></text:p>
      <text:p text:style-name="P11"><text:span text:style-name="T25">Improved H</text:span>oly <text:span text:style-name="T25">B</text:span>omb <text:span text:style-name="T25">(</text:span><text:span text:style-name="T8">blue/white</text:span><text:span text:style-name="T25">)</text:span> <text:span text:style-name="T25">Deals X (Lvl3 spell) magic damage. Deals double damage to undead and demons</text:span></text:p>
      <text:p text:style-name="P11"><text:span text:style-name="T25">Flawless H</text:span>oly <text:span text:style-name="T25">B</text:span>omb <text:span text:style-name="T25">(</text:span><text:span text:style-name="T8">blue/white</text:span><text:span text:style-name="T25">)</text:span> <text:span text:style-name="T25">Deals X (Lvl4 spell) magic damage. Deals double damage to undead and demons</text:span></text:p>
      <text:p text:style-name="P11"/>
      <text:p text:style-name="P6"><text:span text:style-name="T25">B</text:span>lood <text:span text:style-name="T25">B</text:span>omb <text:span text:style-name="T25">(</text:span><text:span text:style-name="T8">blue/red)</text:span> <text:span text:style-name="T25">Deals X (Lvl 2 spell) physical damage. If this kills the enemy, recover 10% of your maximum endurance</text:span></text:p>
      <text:p text:style-name="P9"><text:span text:style-name="T25">Improved B</text:span>lood <text:span text:style-name="T25">B</text:span>omb <text:span text:style-name="T25">(</text:span><text:span text:style-name="T8">blue/red)</text:span> <text:span text:style-name="T25">Deals X (Lvl 3 spell) physical damage. If this kills the enemy, recover 10% of your maximum endurance</text:span></text:p>
      <text:p text:style-name="P9"><text:span text:style-name="T25">Flawless B</text:span>lood <text:span text:style-name="T25">B</text:span>omb <text:span text:style-name="T25">(</text:span><text:span text:style-name="T8">blue/red)</text:span> <text:span text:style-name="T25">Deals X (Lvl 4 spell) physical damage. If this kills the enemy, recover 10% of your maximum endurance</text:span></text:p>
      <text:p text:style-name="P6"/>
      <text:p text:style-name="P6"><text:span text:style-name="T25">D</text:span>ark <text:span text:style-name="T25">B</text:span>omb <text:span text:style-name="T25">(b</text:span><text:span text:style-name="T8">lue/green)</text:span> <text:span text:style-name="T25">Deals X (Lvl 1 spell) magic damage and curses the enemy</text:span></text:p>
      <text:p text:style-name="P9"><text:span text:style-name="T25">Improved D</text:span>ark <text:span text:style-name="T25">B</text:span>omb <text:span text:style-name="T25">(b</text:span><text:span text:style-name="T8">lue/green)</text:span> <text:span text:style-name="T25">Deals X (Lvl 2 spell) magic damage and curses the enemy</text:span></text:p>
      <text:p text:style-name="P9"><text:span text:style-name="T25">Flawless D</text:span>ark <text:span text:style-name="T25">B</text:span>omb <text:span text:style-name="T25">(b</text:span><text:span text:style-name="T8">lue/green)</text:span> <text:span text:style-name="T25">Deals X (Lvl 3 spell) magic damage and curses the enemy</text:span></text:p>
      <text:p text:style-name="P6"/>
      <text:p text:style-name="P6"><text:span text:style-name="T26">T</text:span>oxic <text:span text:style-name="T26">B</text:span>omb <text:span text:style-name="T26">(</text:span><text:span text:style-name="T9">green/white</text:span><text:span text:style-name="T26">)</text:span> <text:span text:style-name="T26">Deals X (Lvl1 spell) physical and poisons the enemy</text:span></text:p>
      <text:p text:style-name="P12"><text:span text:style-name="T26">Improved T</text:span>oxic <text:span text:style-name="T26">B</text:span>omb <text:span text:style-name="T26">(</text:span><text:span text:style-name="T9">green/white</text:span><text:span text:style-name="T26">)</text:span> <text:span text:style-name="T26">Deals X (Lv2 spell) physical and poisons the enemy</text:span></text:p>
      <text:p text:style-name="P12"><text:span text:style-name="T26">Flawless T</text:span>oxic <text:span text:style-name="T26">B</text:span>omb <text:span text:style-name="T26">(</text:span><text:span text:style-name="T9">green/white</text:span><text:span text:style-name="T26">)</text:span> <text:span text:style-name="T26">Deals X (Lvl3 spell) physical and poisons the enemy</text:span></text:p>
      <text:p text:style-name="P6"/>
      <text:p text:style-name="P13"><text:span text:style-name="T27">Shrapnel</text:span> <text:span text:style-name="T26">B</text:span>omb <text:span text:style-name="T26">(</text:span><text:span text:style-name="T9">green/</text:span><text:span text:style-name="T10">red</text:span><text:span text:style-name="T26">)</text:span> <text:span text:style-name="T26">Deals X (Lvl1 spell) physical and </text:span><text:span text:style-name="T27">bleeds</text:span><text:span text:style-name="T26"> the enemy </text:span><text:span text:style-name="T27">for 25% of damage</text:span></text:p>
      <text:p text:style-name="P13"><text:span text:style-name="T26">Improved </text:span><text:span text:style-name="T27">Shrapnel</text:span> <text:span text:style-name="T26">B</text:span>omb <text:span text:style-name="T26">(</text:span><text:span text:style-name="T9">green/</text:span><text:span text:style-name="T10">red</text:span><text:span text:style-name="T26">)</text:span> <text:span text:style-name="T26">Deals X (Lv2 spell) physical and </text:span><text:span text:style-name="T27">bleeds the enemy for 25% of damage</text:span></text:p>
      <text:p text:style-name="P13"><text:span text:style-name="T26">Flawless </text:span><text:span text:style-name="T27">Shrapnel</text:span> <text:span text:style-name="T26">B</text:span>omb <text:span text:style-name="T26">(</text:span><text:span text:style-name="T9">green/</text:span><text:span text:style-name="T10">red</text:span><text:span text:style-name="T26">)</text:span> <text:span text:style-name="T26">Deals X (Lvl3 spell) physical and </text:span><text:span text:style-name="T27">bleeds</text:span><text:span text:style-name="T26"> the enemy </text:span><text:span text:style-name="T27">for 25% of damage</text:span></text:p>
      <text:p text:style-name="P13"/>
      <text:p text:style-name="P6"><text:span text:style-name="T27">D</text:span>elay <text:span text:style-name="T27">B</text:span>omb <text:span text:style-name="T27">(</text:span><text:span text:style-name="T10">green/blue</text:span><text:span text:style-name="T27">) After 3 turns, deals X (Lvl2 spell) fire damage and X (lvl1 physical) damage</text:span></text:p>
      <text:p text:style-name="P13"><text:span text:style-name="T27">D</text:span>elay <text:span text:style-name="T27">B</text:span>omb <text:span text:style-name="T27">(</text:span><text:span text:style-name="T10">green/blue</text:span><text:span text:style-name="T27">) After 3 turns, deals X (Lvl3 spell) fire damage and X (lvl2 physical) damage</text:span></text:p>
      <text:p text:style-name="P13"><text:soft-page-break/><text:span text:style-name="T27">D</text:span>elay <text:span text:style-name="T27">B</text:span>omb <text:span text:style-name="T27">(</text:span><text:span text:style-name="T10">green/blue</text:span><text:span text:style-name="T27">) After 3 turns, deals X (Lvl4 spell) fire damage and X (lvl3 physical) damage</text:span></text:p>
      <text:p text:style-name="P13"/>
      <text:p text:style-name="P13"/>
      <text:p text:style-name="P6">OILS</text:p>
      <text:p text:style-name="P6"/>
      <text:p text:style-name="P6"><text:span text:style-name="T27">M</text:span>ystic <text:span text:style-name="T27">Oil (</text:span><text:span text:style-name="T10">white</text:span><text:span text:style-name="T27">):</text:span> <text:span text:style-name="T27">Affected weapon gains 10% of added damage as magic </text:span><text:span text:style-name="T29">until end of combat</text:span></text:p>
      <text:p text:style-name="P15"><text:span text:style-name="T27">Refined M</text:span>ystic <text:span text:style-name="T27">Oil (</text:span><text:span text:style-name="T10">white</text:span><text:span text:style-name="T27">):</text:span> <text:span text:style-name="T27">Affected weapon gains 15% of added damage as magic </text:span><text:span text:style-name="T31">until </text:span><text:span text:style-name="T29">end of combat</text:span></text:p>
      <text:p text:style-name="P15"><text:span text:style-name="T27">Concentrated M</text:span>ystic <text:span text:style-name="T27">Oil (</text:span><text:span text:style-name="T10">white</text:span><text:span text:style-name="T27">):</text:span> <text:span text:style-name="T27">Affected weapon gains </text:span><text:span text:style-name="T31">15</text:span><text:span text:style-name="T27">% of added damage as magic </text:span><text:span text:style-name="T31">until next rest</text:span></text:p>
      <text:p text:style-name="P6"/>
      <text:p text:style-name="P15"><text:span text:style-name="T27">Furnace</text:span> <text:span text:style-name="T27">Oil (</text:span><text:span text:style-name="T10">red</text:span><text:span text:style-name="T27">):</text:span> <text:span text:style-name="T27">Affected weapon gains 15% of added damage as fire </text:span><text:span text:style-name="T31">until </text:span><text:span text:style-name="T29">end of combat</text:span></text:p>
      <text:p text:style-name="P15"><text:span text:style-name="T27">Refined Furnace</text:span> <text:span text:style-name="T27">Oil (</text:span><text:span text:style-name="T10">red</text:span><text:span text:style-name="T27">):</text:span> <text:span text:style-name="T27">Affected weapon gains 20% of added damage as fire </text:span><text:span text:style-name="T31">until </text:span><text:span text:style-name="T29">end of combat</text:span></text:p>
      <text:p text:style-name="P15"><text:span text:style-name="T27">Concentrated Furnace</text:span> <text:span text:style-name="T27">Oil (</text:span><text:span text:style-name="T10">red</text:span><text:span text:style-name="T27">):</text:span> <text:span text:style-name="T27">Affected weapon gains 2</text:span><text:span text:style-name="T31">0</text:span><text:span text:style-name="T27">% of added damage as fire </text:span><text:span text:style-name="T31">until next rest</text:span></text:p>
      <text:p text:style-name="P13"/>
      <text:p text:style-name="P15"><text:span text:style-name="T27">Glacial</text:span> <text:span text:style-name="T27">Oil (</text:span><text:span text:style-name="T10">blue</text:span><text:span text:style-name="T27">):</text:span> <text:span text:style-name="T27">Affected weapon gains 15% of added damage as cold </text:span><text:span text:style-name="T31">until </text:span><text:span text:style-name="T29">end of combat</text:span></text:p>
      <text:p text:style-name="P15"><text:span text:style-name="T27">Refined Glacial</text:span> <text:span text:style-name="T27">Oil (</text:span><text:span text:style-name="T10">blue</text:span><text:span text:style-name="T27">):</text:span> <text:span text:style-name="T27">Affected weapon gains 20% of added damage as cold </text:span><text:span text:style-name="T31">until </text:span><text:span text:style-name="T29">end of combat</text:span></text:p>
      <text:p text:style-name="P15"><text:span text:style-name="T27">Concentrated Glacial</text:span> <text:span text:style-name="T27">Oil (</text:span><text:span text:style-name="T10">blue</text:span><text:span text:style-name="T27">):</text:span> <text:span text:style-name="T27">Affected weapon gains 2</text:span><text:span text:style-name="T31">0</text:span><text:span text:style-name="T27">% of added damage as cold </text:span><text:span text:style-name="T31">until next rest</text:span></text:p>
      <text:p text:style-name="P6"/>
      <text:p text:style-name="P15"><text:span text:style-name="T27">Storm</text:span> <text:span text:style-name="T27">Oil (</text:span><text:span text:style-name="T10">green</text:span><text:span text:style-name="T27">):</text:span> <text:span text:style-name="T27">Affected weapon gains 15% of added damage as lightning </text:span><text:span text:style-name="T31">until </text:span><text:span text:style-name="T29">end of combat</text:span></text:p>
      <text:p text:style-name="P15"><text:span text:style-name="T27">Refined Storm</text:span> <text:span text:style-name="T27">Oil (</text:span><text:span text:style-name="T10">green</text:span><text:span text:style-name="T27">):</text:span> <text:span text:style-name="T27">Affected weapon gains 20% of added damage as lightning </text:span><text:span text:style-name="T31">until </text:span><text:span text:style-name="T29">end of combat</text:span></text:p>
      <text:p text:style-name="P13"><text:span text:style-name="T27">Concentrated Storm</text:span> <text:span text:style-name="T27">Oil (</text:span><text:span text:style-name="T10">green</text:span><text:span text:style-name="T27">):</text:span> <text:span text:style-name="T27">Affected weapon gains 2</text:span><text:span text:style-name="T31">0</text:span><text:span text:style-name="T27">% of added damage as lightning </text:span><text:span text:style-name="T31">until next rest</text:span></text:p>
      <text:p text:style-name="P6"/>
      <text:p text:style-name="P15"><text:span text:style-name="T28">S</text:span>harp<text:span text:style-name="T28">ening Oil (</text:span><text:span text:style-name="T11">white/red</text:span><text:span text:style-name="T28">)</text:span><text:span text:style-name="T18">:</text:span> <text:span text:style-name="T28">Affected weapon gains +4 maximum damage </text:span><text:span text:style-name="T31">until </text:span><text:span text:style-name="T29">end of combat</text:span></text:p>
      <text:p text:style-name="P15"><text:span text:style-name="T28">Refined S</text:span>harp<text:span text:style-name="T28">ening Oil (</text:span><text:span text:style-name="T11">white/red</text:span><text:span text:style-name="T28">)</text:span><text:span text:style-name="T18">:</text:span> <text:span text:style-name="T28">Affected weapon gains +7 maximum damage </text:span><text:span text:style-name="T31">until </text:span><text:span text:style-name="T29">end of combat</text:span></text:p>
      <text:p text:style-name="P14"><text:span text:style-name="T28">Concentrated S</text:span>harp<text:span text:style-name="T28">ening Oil (</text:span><text:span text:style-name="T11">white/red</text:span><text:span text:style-name="T28">)</text:span><text:span text:style-name="T18">:</text:span> <text:span text:style-name="T28">Affected weapon gains +</text:span><text:span text:style-name="T31">7</text:span><text:span text:style-name="T28"> maximum damage </text:span><text:span text:style-name="T31">until next rest</text:span></text:p>
      <text:p text:style-name="P6"/>
      <text:p text:style-name="P15"><text:span text:style-name="T28">S</text:span>wift<text:span text:style-name="T28">ening Oil</text:span> <text:span text:style-name="T28">(</text:span><text:span text:style-name="T11">white/green</text:span><text:span text:style-name="T28">)</text:span><text:span text:style-name="T18">:</text:span> <text:span text:style-name="T28">Affected weapon gains +25% accuracy </text:span><text:span text:style-name="T31">until </text:span><text:span text:style-name="T29">end of combat</text:span><text:span text:style-name="T28"> </text:span></text:p>
      <text:p text:style-name="P15"><text:span text:style-name="T31">Refined </text:span><text:span text:style-name="T28">S</text:span>wift<text:span text:style-name="T28">ening Oil</text:span> <text:span text:style-name="T28">(</text:span><text:span text:style-name="T11">white/green</text:span><text:span text:style-name="T28">)</text:span><text:span text:style-name="T18">:</text:span> <text:span text:style-name="T28">Affected weapon gains +</text:span><text:span text:style-name="T29">40</text:span><text:span text:style-name="T28">% accuracy </text:span><text:span text:style-name="T31">until </text:span><text:span text:style-name="T29">end of combat</text:span></text:p>
      <text:p text:style-name="P15"><text:span text:style-name="T31">Concentrated </text:span><text:span text:style-name="T28">S</text:span>wift<text:span text:style-name="T28">ening Oil</text:span> <text:span text:style-name="T28">(</text:span><text:span text:style-name="T11">white/green</text:span><text:span text:style-name="T28">)</text:span><text:span text:style-name="T18">:</text:span> <text:span text:style-name="T28">Affected weapon gains +</text:span><text:span text:style-name="T31">4</text:span><text:span text:style-name="T29">0</text:span><text:span text:style-name="T28">% accuracy </text:span><text:span text:style-name="T31">until next rest</text:span></text:p>
      <text:p text:style-name="P6"/>
      <text:p text:style-name="P15"><text:span text:style-name="T31">Lethal Oil (</text:span><text:span text:style-name="T32">white/blue</text:span><text:span text:style-name="T31">):</text:span> <text:span text:style-name="T28">Affected weapon gains +</text:span><text:span text:style-name="T31">35</text:span><text:span text:style-name="T28">% </text:span><text:span text:style-name="T31">crit damage</text:span><text:span text:style-name="T28"> </text:span><text:span text:style-name="T31">until </text:span><text:span text:style-name="T29">end of combat</text:span><text:span text:style-name="T28"> </text:span></text:p>
      <text:p text:style-name="P15"><text:span text:style-name="T31">Refined Lethal Oil (</text:span><text:span text:style-name="T32">white/blue</text:span><text:span text:style-name="T31">):</text:span> <text:span text:style-name="T28">Affected weapon gains +</text:span><text:span text:style-name="T31">50</text:span><text:span text:style-name="T28">% </text:span><text:span text:style-name="T31">crit damage</text:span><text:span text:style-name="T28"> </text:span><text:span text:style-name="T31">until </text:span><text:span text:style-name="T29">end of combat</text:span></text:p>
      <text:p text:style-name="P15"><text:span text:style-name="T31">Concentrated Lethal Oil (</text:span><text:span text:style-name="T32">white/blue</text:span><text:span text:style-name="T31">):</text:span> <text:span text:style-name="T28">Affected weapon gains +</text:span><text:span text:style-name="T31">5</text:span><text:span text:style-name="T28">% </text:span><text:span text:style-name="T31">crit damage</text:span><text:span text:style-name="T28"> </text:span><text:span text:style-name="T31">until next rest</text:span></text:p>
      <text:p text:style-name="P15"/>
      <text:p text:style-name="P6"><text:span text:style-name="T31">Kindling Oil (</text:span><text:span text:style-name="T32">red/white</text:span><text:span text:style-name="T31">):</text:span> <text:span text:style-name="T31">Affected weapon gains +50% chance to inflict burning until end of combat</text:span></text:p>
      <text:p text:style-name="P15"><text:span text:style-name="T31">Refined Kindling Oil (</text:span><text:span text:style-name="T32">red/white</text:span><text:span text:style-name="T31">):</text:span> <text:span text:style-name="T31">Affected weapon gains +75% chance to inflict burning until end of combat</text:span></text:p>
      <text:p text:style-name="P15"><text:span text:style-name="T31">Concentrated Kindling Oil (</text:span><text:span text:style-name="T32">red/white</text:span><text:span text:style-name="T31">): Affected weapon gains +75% chance to inflict burning until next rest</text:span></text:p>
      <text:p text:style-name="P15"><text:span text:style-name="T31"/></text:p>
      <text:p text:style-name="P15"><text:span text:style-name="T31">Soporific Oil (</text:span><text:span text:style-name="T32">red/blue</text:span><text:span text:style-name="T31">):</text:span> <text:span text:style-name="T31">Affected weapon gains +50% chance to inflict chill until end of combat</text:span></text:p>
      <text:p text:style-name="P15"><text:span text:style-name="T31">Refined Soporific Oil (</text:span><text:span text:style-name="T32">red/blue</text:span><text:span text:style-name="T31">):</text:span> <text:span text:style-name="T31">Affected weapon gains +75% chance to inflict chill until end of combat</text:span></text:p>
      <text:p text:style-name="P15"><text:span text:style-name="T31">Concentrated Soporific Oil (</text:span><text:span text:style-name="T32">red/blue</text:span><text:span text:style-name="T31">): Affected weapon gains +75% chance to inflict chill until next rest</text:span></text:p>
      <text:p text:style-name="P6"/>
      <text:p text:style-name="P15"><text:span text:style-name="T31">Voltaic Oil (</text:span><text:span text:style-name="T32">red/green</text:span><text:span text:style-name="T31">):</text:span> <text:span text:style-name="T31">Affected weapon gains +50% chance to inflict overcharge until end of combat</text:span></text:p>
      <text:p text:style-name="P15"><text:span text:style-name="T31">Refined Voltaic Oil (</text:span><text:span text:style-name="T32">red/green</text:span><text:span text:style-name="T31">):</text:span> <text:span text:style-name="T31">Affected weapon gains +75% chance to inflict overcharge until end of combat</text:span></text:p>
      <text:p text:style-name="P15"><text:soft-page-break/><text:span text:style-name="T31">Concentrated Voltaic Oil (</text:span><text:span text:style-name="T32">red/green</text:span><text:span text:style-name="T31">): Affected weapon gains +75% chance to inflict overcharge until next rest</text:span></text:p>
      <text:p text:style-name="P6"/>
      <text:p text:style-name="P6"><text:span text:style-name="T31">Blessed Oil (</text:span><text:span text:style-name="T32">blue/white</text:span><text:span text:style-name="T31">):</text:span> <text:span text:style-name="T31">Affected weapon gains 50% extra damage versus undead and demons until end of combat</text:span></text:p>
      <text:p text:style-name="P15"><text:span text:style-name="T31">Refined Blessed Oil (</text:span><text:span text:style-name="T32">blue/white</text:span><text:span text:style-name="T31">):</text:span> <text:span text:style-name="T31">Affected weapon gains 100% extra damage versus undead and demons until end of combat</text:span></text:p>
      <text:p text:style-name="P15"><text:span text:style-name="T31">Concentrated Blessed Oil (</text:span><text:span text:style-name="T32">blue/white</text:span><text:span text:style-name="T31">): Affected weapon gains 100% extra damage versus undead and demons until next rest</text:span></text:p>
      <text:p text:style-name="P15"><text:span text:style-name="T31"/></text:p>
      <text:p text:style-name="P15"><text:span text:style-name="T31">Toxic Oil (</text:span><text:span text:style-name="T32">blue/red</text:span><text:span text:style-name="T31">):</text:span> <text:span text:style-name="T31">Affected weapon gains 50% extra damage versus animals and humanoids until end of combat</text:span></text:p>
      <text:p text:style-name="P15"><text:span text:style-name="T31">Refined Toxic Oil (</text:span><text:span text:style-name="T32">blue/red</text:span><text:span text:style-name="T31">):</text:span> <text:span text:style-name="T31">Affected weapon gains 100% extra damage versus animals and humanoids until end of combat</text:span></text:p>
      <text:p text:style-name="P15"><text:span text:style-name="T31">Concentrated Toxic Oil (</text:span><text:span text:style-name="T32">blue/red</text:span><text:span text:style-name="T31">): Affected weapon gains 100% extra damage versus animals and humanoids until next rest</text:span></text:p>
      <text:p text:style-name="P6"/>
      <text:p text:style-name="P15"><text:span text:style-name="T31">Banishing Oil (</text:span><text:span text:style-name="T32">blue/green</text:span><text:span text:style-name="T31">):</text:span> <text:span text:style-name="T31">Affected weapon gains 50% extra damage versus aberrations and elementals until end of combat</text:span></text:p>
      <text:p text:style-name="P15"><text:span text:style-name="T31">Refined Banishing Oil (</text:span><text:span text:style-name="T32">blue/green</text:span><text:span text:style-name="T31">):</text:span> <text:span text:style-name="T31">Affected weapon gains 100% extra damage versus aberrations and elementals until end of combat</text:span></text:p>
      <text:p text:style-name="P15"><text:span text:style-name="T31">Concentrated Banishing Oil (</text:span><text:span text:style-name="T32">blue/green</text:span><text:span text:style-name="T31">): Affected weapon gains 100% extra damage versus aberrations and elementals until next rest</text:span></text:p>
      <text:p text:style-name="P6"/>
      <text:p text:style-name="P6"><text:span text:style-name="T31">B</text:span>lind<text:span text:style-name="T31">ing Poison (</text:span><text:span text:style-name="T32">green/white</text:span><text:span text:style-name="T31">):</text:span> <text:span text:style-name="T31">Affected weapon gains 50% chance to poison and 25% chance to blind until end of combat</text:span></text:p>
      <text:p text:style-name="P15"><text:span text:style-name="T31">Refined B</text:span>lind<text:span text:style-name="T31">ing Poison (</text:span><text:span text:style-name="T32">green/white</text:span><text:span text:style-name="T31">):</text:span> <text:span text:style-name="T31">Affected weapon gains 65% chance to poison and 33% chance to blind until end of combat</text:span></text:p>
      <text:p text:style-name="P15"><text:span text:style-name="T31">Concentrated Blinding Poison (</text:span><text:span text:style-name="T32">green/white</text:span><text:span text:style-name="T31">): Affected weapon gains 65% chance to poison and 33% chance to blind until next rest</text:span></text:p>
      <text:p text:style-name="P15"><text:span text:style-name="T31"/></text:p>
      <text:p text:style-name="P15"><text:span text:style-name="T31">Cramping Poison (</text:span><text:span text:style-name="T32">green/red</text:span><text:span text:style-name="T31">):</text:span> <text:span text:style-name="T31">Affected weapon gains 50% chance to poison and 25% chance to restrain until end of combat</text:span></text:p>
      <text:p text:style-name="P15"><text:span text:style-name="T31">Refined Cramping Poison (</text:span><text:span text:style-name="T32">green/red</text:span><text:span text:style-name="T31">):</text:span> <text:span text:style-name="T31">Affected weapon gains 65% chance to poison and 33% chance to restrain until end of combat</text:span></text:p>
      <text:p text:style-name="P15"><text:span text:style-name="T31">Concentrated Cramping Poison (</text:span><text:span text:style-name="T32">green/red</text:span><text:span text:style-name="T31">): Affected weapon gains 65% chance to poison and 33% chance to restrain until next rest</text:span></text:p>
      <text:p text:style-name="P6"/>
      <text:p text:style-name="P15"><text:span text:style-name="T31">Withering Poison (</text:span><text:span text:style-name="T32">green/blue</text:span><text:span text:style-name="T31">):</text:span> <text:span text:style-name="T31">Affected weapon gains 50% chance to poison and 40% chance to neutralize until end of combat</text:span></text:p>
      <text:p text:style-name="P15"><text:span text:style-name="T31">Refined Withering Poison (</text:span><text:span text:style-name="T32">green/blue</text:span><text:span text:style-name="T31">):</text:span> <text:span text:style-name="T31">Affected weapon gains 65% chance to poison and 50% chance to neutralize until end of combat</text:span></text:p>
      <text:p text:style-name="P15"><text:span text:style-name="T31">Concentrated Withering Poison (</text:span><text:span text:style-name="T32">green/blue</text:span><text:span text:style-name="T31">): Affected weapon gains 65% chance to poison and 50% chance to neutralize until next res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21:11:45.261000000</meta:creation-date>
    <dc:date>2024-05-20T06:29:19.360000000</dc:date>
    <meta:editing-duration>PT7H37M40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47" meta:word-count="2097" meta:character-count="13498" meta:non-whitespace-character-count="11538"/>
  </office:meta>
</office:document-meta>
</file>